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9211e" draw:textarea-horizontal-align="justify" draw:textarea-vertical-align="middle" draw:auto-grow-height="false" fo:min-height="8.005cm" fo:min-width="16.328cm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1.973cm" fo:min-width="7.12cm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1.636cm" fo:min-width="5.462cm"/>
    </style:style>
    <style:style style:name="gr4" style:family="graphic" style:parent-style-name="standard">
      <style:graphic-properties svg:stroke-color="#000000" draw:fill-color="#ffff00" draw:textarea-horizontal-align="justify" draw:textarea-vertical-align="middle" draw:auto-grow-height="false" fo:min-height="7.293cm" fo:min-width="17.702cm"/>
    </style:style>
    <style:style style:name="gr5" style:family="graphic" style:parent-style-name="standard">
      <style:graphic-properties svg:stroke-color="#000000" draw:fill-color="#729fcf" draw:textarea-horizontal-align="justify" draw:textarea-vertical-align="middle" draw:auto-grow-height="false" fo:min-height="6.347cm" fo:min-width="6.092cm"/>
    </style:style>
    <style:style style:name="gr6" style:family="graphic" style:parent-style-name="standard">
      <style:graphic-properties svg:stroke-color="#000000" draw:fill-color="#729fcf" draw:textarea-horizontal-align="justify" draw:textarea-vertical-align="middle" draw:auto-grow-height="false" fo:min-height="2.892cm" fo:min-width="17.702cm"/>
    </style:style>
    <style:style style:name="gr7" style:family="graphic" style:parent-style-name="standard">
      <style:graphic-properties svg:stroke-color="#000000" svg:stroke-opacity="0%" draw:fill-color="#729fcf" draw:textarea-horizontal-align="justify" draw:textarea-vertical-align="middle" draw:auto-grow-height="false" fo:min-height="6.66cm" fo:min-width="4.522cm"/>
    </style:style>
    <style:style style:name="gr8" style:family="graphic" style:parent-style-name="standard">
      <style:graphic-properties draw:stroke="solid" svg:stroke-color="#000000" draw:fill="solid" draw:fill-color="#ffbf00" fo:min-height="2.891cm"/>
      <style:paragraph-properties style:writing-mode="lr-tb"/>
    </style:style>
    <style:style style:name="gr9" style:family="graphic" style:parent-style-name="standard">
      <style:graphic-properties svg:stroke-color="#000000" draw:fill-color="#729fcf" draw:textarea-horizontal-align="justify" draw:textarea-vertical-align="middle" draw:auto-grow-height="false" fo:min-height="1.319cm" fo:min-width="2.952cm"/>
    </style:style>
    <style:style style:name="gr10" style:family="graphic" style:parent-style-name="standard">
      <style:graphic-properties draw:stroke="none" svg:stroke-color="#000000" draw:fill="none" draw:fill-color="#ffffff" fo:min-height="4.14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5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6.3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4.7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579cm"/>
      <style:paragraph-properties style:writing-mode="lr-tb"/>
    </style:style>
    <style:style style:name="gr15" style:family="graphic" style:parent-style-name="standard">
      <style:graphic-properties svg:stroke-color="#000000" draw:fill-color="#729fcf" draw:textarea-horizontal-align="justify" draw:textarea-vertical-align="middle" draw:auto-grow-height="false" fo:min-height="1.319cm" fo:min-width="3.265cm"/>
    </style:style>
    <style:style style:name="gr16" style:family="graphic" style:parent-style-name="standard">
      <style:graphic-properties svg:stroke-color="#000000" draw:fill-color="#729fcf" draw:textarea-horizontal-align="justify" draw:textarea-vertical-align="middle" draw:auto-grow-height="false" fo:min-height="1.319cm" fo:min-width="2.953cm"/>
    </style:style>
    <style:style style:name="P1" style:family="paragraph">
      <loext:graphic-properties draw:fill-color="#c9211e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bf00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28cm" svg:height="8.255cm" svg:x="2.587cm" svg:y="16.8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2cm" svg:height="2.223cm" svg:x="7.032cm" svg:y="21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2cm" svg:height="1.886cm" svg:x="7.908cm" svg:y="19.5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.202cm" svg:height="7.543cm" svg:x="1.632cm" svg:y="4.7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592cm" svg:height="6.597cm" svg:x="7.594cm" svg:y="5.4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8.202cm" svg:height="3.142cm" svg:x="1.317cm" svg:y="1.3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022cm" svg:height="6.91cm" svg:x="14.497cm" svg:y="5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022cm" svg:height="6.91cm" svg:x="2.259cm" svg:y="5.08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2.241cm" svg:height="3.141cm" svg:x="4.769cm" svg:y="12.628cm">
          <draw:text-box>
            <text:p text:style-name="P4">Options (include reset button eventually, these can be static)</text:p>
          </draw:text-box>
        </draw:frame>
        <draw:custom-shape draw:style-name="gr9" draw:text-style-name="P2" draw:layer="layout" svg:width="3.452cm" svg:height="1.569cm" svg:x="12.93cm" svg:y="13.57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3.81cm" svg:height="4.398cm" svg:x="3.827cm" svg:y="19.855cm">
          <draw:text-box>
            <text:p text:style-name="P4">Score</text:p>
            <text:p text:style-name="P4"/>
            <text:p text:style-name="P4">OutputMessage for logSeries()</text:p>
          </draw:text-box>
        </draw:frame>
        <draw:frame draw:style-name="gr11" draw:text-style-name="P6" draw:layer="layout" svg:width="6.276cm" svg:height="3.797cm" svg:x="8.221cm" svg:y="6.032cm">
          <draw:text-box>
            <text:p text:style-name="P4">Output message for startRound()</text:p>
            <text:p text:style-name="P4"/>
            <text:p text:style-name="P4"/>
          </draw:text-box>
        </draw:frame>
        <draw:frame draw:style-name="gr12" draw:text-style-name="P6" draw:layer="layout" svg:width="4.392cm" svg:height="6.65cm" svg:x="2.573cm" svg:y="5.715cm">
          <draw:text-box>
            <text:p text:style-name="P4">playerChoice + graphic (+far future can add animation for option selected/winning or losing outcome)</text:p>
          </draw:text-box>
        </draw:frame>
        <draw:frame draw:style-name="gr13" draw:text-style-name="P6" draw:layer="layout" svg:width="4.394cm" svg:height="5.027cm" svg:x="14.813cm" svg:y="5.715cm">
          <draw:text-box>
            <text:p text:style-name="P4">computerChoice + graphic (will update via DOM manip in js)</text:p>
          </draw:text-box>
        </draw:frame>
        <draw:frame draw:style-name="gr14" draw:text-style-name="P6" draw:layer="layout" svg:width="10.67cm" svg:height="2.829cm" svg:x="6.025cm" svg:y="1.63cm">
          <draw:text-box>
            <text:p text:style-name="P4">Initial Instructions and rules layout for the game (+maybe fun logo/graphic for the game)</text:p>
          </draw:text-box>
        </draw:frame>
        <draw:custom-shape draw:style-name="gr15" draw:text-style-name="P2" draw:layer="layout" svg:width="3.765cm" svg:height="1.569cm" svg:x="5.084cm" svg:y="13.5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453cm" svg:height="1.569cm" svg:x="9.163cm" svg:y="13.57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0T01:22:37.799208775</meta:creation-date>
    <dc:date>2023-08-10T01:40:38.136571615</dc:date>
    <meta:editing-duration>PT18M</meta:editing-duration>
    <meta:editing-cycles>3</meta:editing-cycles>
    <meta:generator>LibreOffice/7.3.7.2$Linux_X86_64 LibreOffice_project/30$Build-2</meta:generator>
    <meta:document-statistic meta:object-count="17"/>
  </office:meta>
</office:document-meta>
</file>